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24-02-05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23-02-15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22-02-01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21-03-02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20-01-28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9-05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9-01-28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8-01-08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7-01-1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6-01-27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5-01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4-02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3-11-0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105</text:p>
          </table:table-cell>
          <table:table-cell office:value-type="string" calcext:value-type="string">
            <text:p>GARWELL-113</text:p>
          </table:table-cell>
          <table:table-cell office:value-type="string" calcext:value-type="string">
            <text:p>2013-06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